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-- Revenue per transaction<text:s/></text:p>
      <text:p text:style-name="Normal">SELECT transaction_id,</text:p>
      <text:p text:style-name="Normal"><text:s text:c="7"/>transaction_qty*unit_price AS revenue</text:p>
      <text:p text:style-name="Normal">FROM sales.retail.bright_coffee;</text:p>
      <text:p text:style-name="Normal"/>
      <text:p text:style-name="Normal">-- Remember that with the ID's we use the COUNT NOT SUM<text:s/></text:p>
      <text:p text:style-name="Normal">-- This is the total number of sales/transactions made</text:p>
      <text:p text:style-name="Normal">SELECT COUNT(transaction_id) AS number_of_transactions</text:p>
      <text:p text:style-name="Normal">FROM sales.retail.bright_coffee;</text:p>
      <text:p text:style-name="Normal"/>
      <text:p text:style-name="Normal">--COUNT the number of different shops we have in this data<text:s/></text:p>
      <text:p text:style-name="Normal">SELECT COUNT(DISTINCT store_id) AS number_of_shops</text:p>
      <text:p text:style-name="Normal">FROM sales.retail.bright_coffee;</text:p>
      <text:p text:style-name="Normal"/>
      <text:p text:style-name="Normal">-- To show us the name of the different store location which is actually 3 different shops</text:p>
      <text:p text:style-name="Normal">SELECT DISTINCT store_location, store_id</text:p>
      <text:p text:style-name="Normal">FROM sales.retail.bright_coffee;</text:p>
      <text:p text:style-name="Normal"/>
      <text:p text:style-name="Normal">--How to calculate the revenue by store location<text:s/></text:p>
      <text:p text:style-name="Normal">SELECT store_location,</text:p>
      <text:p text:style-name="Normal"><text:s text:c="7"/>SUM(transaction_qty*unit_price) AS revenue</text:p>
      <text:p text:style-name="Normal">FROM sales.retail.bright_coffee</text:p>
      <text:p text:style-name="Normal">GROUP BY store_location;</text:p>
      <text:p text:style-name="Normal"/>
      <text:p text:style-name="Normal">-- What time does the shop opens</text:p>
      <text:p text:style-name="Normal">SELECT MIN(transaction_time) openig_time</text:p>
      <text:p text:style-name="Normal">FROM sales.retail.bright_coffee;</text:p>
      <text:p text:style-name="Normal"/>
      <text:p text:style-name="Normal">-- What time does the shop close</text:p>
      <text:p text:style-name="Normal">SELECT MAX(transaction_time) closing_time</text:p>
      <text:p text:style-name="Normal">FROM sales.retail.bright_coffee;</text:p>
      <text:p text:style-name="Normal"/>
      <text:p text:style-name="Normal"/>
      <text:p text:style-name="Normal">SELECT product_category,</text:p>
      <text:p text:style-name="Normal"><text:s text:c="7"/>SUM(transaction_qty*unit_price) AS revenue,</text:p>
      <text:p text:style-name="Normal"><text:s text:c="7"/>store_location,</text:p>
      <text:p text:style-name="Normal"><text:s text:c="7"/>transaction_date,</text:p>
      <text:p text:style-name="Normal"><text:s text:c="7"/>transaction_time,</text:p>
      <text:p text:style-name="Normal"><text:s text:c="7"/>CASE</text:p>
      <text:p text:style-name="Normal"><text:s text:c="12"/>WHEN transaction_time BETWEEN '06:00:00' AND '11:59:59' THEN '01. Morning'</text:p>
      <text:p text:style-name="Normal"><text:s text:c="12"/>WHEN transaction_time BETWEEN '12:00:00' AND '15:59:59' THEN '02. Aftenoon'</text:p>
      <text:p text:style-name="Normal"><text:s text:c="12"/>WHEN transaction_time BETWEEN '16:00:00' AND '19:59:59' THEN '03. Evening'</text:p>
      <text:p text:style-name="Normal"><text:s text:c="12"/>WHEN transaction_time &gt;= '20:00:00' <text:s/>THEN '04. Night'</text:p>
      <text:p text:style-name="Normal"><text:s text:c="8"/>END AS time_bucket</text:p>
      <text:p text:style-name="Normal">FROM sales.retail.bright_coffee</text:p>
      <text:p text:style-name="Normal">WHERE transaction_date&gt;'2023-05-01'</text:p>
      <text:p text:style-name="Normal">GROUP BY product_category,</text:p>
      <text:p text:style-name="Normal"><text:s text:c="9"/>store_location,</text:p>
      <text:p text:style-name="Normal"><text:s text:c="9"/>transaction_date,</text:p>
      <text:p text:style-name="Normal"><text:s text:c="9"/>time_bucket,</text:p>
      <text:p text:style-name="Normal"><text:s text:c="9"/>transaction_time</text:p>
      <text:p text:style-name="Normal">ORDER BY revenue DESC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ethokuhle Mathebula</meta:initial-creator>
    <dc:creator>Lethokuhle Mathebula</dc:creator>
    <meta:creation-date>2025-10-27T11:30:00Z</meta:creation-date>
    <dc:date>2025-10-27T11:36:00Z</dc:date>
    <meta:template xlink:href="Normal" xlink:type="simple"/>
    <meta:editing-cycles>1</meta:editing-cycles>
    <meta:editing-duration>PT0S</meta:editing-duration>
    <meta:document-statistic meta:page-count="2" meta:paragraph-count="3" meta:word-count="264" meta:character-count="1772" meta:row-count="12" meta:non-whitespace-character-count="1511"/>
  </office:meta>
</office:document-meta>
</file>